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B" style:family="table-column">
      <style:table-column-properties style:column-width="7.49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Heading_20_1" style:list-style-name="WWNum2">
      <style:paragraph-properties fo:margin-left="0cm" fo:margin-right="0cm" fo:line-height="150%" fo:text-indent="0cm" style:auto-text-indent="false"/>
    </style:style>
    <style:style style:name="P4" style:family="paragraph" style:parent-style-name="Heading_20_1" style:list-style-name="WWNum4">
      <style:paragraph-properties fo:margin-left="0cm" fo:margin-right="0cm" fo:line-height="150%" fo:text-indent="0cm" style:auto-text-indent="false"/>
    </style:style>
    <style:style style:name="P5" style:family="paragraph" style:parent-style-name="Heading_20_1" style:list-style-name="WWNum4">
      <style:paragraph-properties fo:margin-left="0cm" fo:margin-right="0cm" fo:text-indent="0cm" style:auto-text-indent="false"/>
    </style:style>
    <style:style style:name="P6" style:family="paragraph" style:parent-style-name="Heading_20_2" style:list-style-name="WWNum3"/>
    <style:style style:name="P7" style:family="paragraph" style:parent-style-name="Heading_20_2" style:list-style-name="WWNum4"/>
    <style:style style:name="P8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9" style:family="paragraph" style:parent-style-name="Heading_20_2" style:list-style-name="WWNum3">
      <style:paragraph-properties fo:margin-left="1.02cm" fo:margin-right="0cm" fo:text-indent="-1.02cm" style:auto-text-indent="false"/>
    </style:style>
    <style:style style:name="P10" style:family="paragraph" style:parent-style-name="Heading_20_2" style:list-style-name="WWNum4">
      <style:paragraph-properties fo:margin-left="1.02cm" fo:margin-right="0cm" fo:text-indent="-1.02cm" style:auto-text-indent="false"/>
    </style:style>
    <style:style style:name="P11" style:family="paragraph" style:parent-style-name="Heading_20_2">
      <style:paragraph-properties fo:margin-top="0cm" fo:margin-bottom="0cm" loext:contextual-spacing="false"/>
    </style:style>
    <style:style style:name="P12" style:family="paragraph" style:parent-style-name="Heading_20_2" style:list-style-name="WWNum3">
      <style:paragraph-properties fo:margin-top="0cm" fo:margin-bottom="0cm" loext:contextual-spacing="false"/>
    </style:style>
    <style:style style:name="P13" style:family="paragraph" style:parent-style-name="Heading_20_3" style:list-style-name="WWNum4"/>
    <style:style style:name="P14" style:family="paragraph" style:parent-style-name="Heading_20_3">
      <style:paragraph-properties fo:margin-top="0cm" fo:margin-bottom="0cm" loext:contextual-spacing="false" fo:line-height="150%"/>
    </style:style>
    <style:style style:name="P15" style:family="paragraph" style:parent-style-name="Heading_20_3" style:list-style-name="WWNum4">
      <style:paragraph-properties fo:margin-top="0.423cm" fo:margin-bottom="0cm" loext:contextual-spacing="false" fo:line-height="100%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691cd" officeooo:paragraph-rsid="000691cd" style:font-weight-asian="bold"/>
    </style:style>
    <style:style style:name="P19" style:family="paragraph" style:parent-style-name="Standard">
      <style:text-properties fo:font-weight="bold" officeooo:rsid="000877b3" officeooo:paragraph-rsid="000877b3" style:font-weight-asian="bold"/>
    </style:style>
    <style:style style:name="P20" style:family="paragraph" style:parent-style-name="Standard"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049866"/>
    </style:style>
    <style:style style:name="P24" style:family="paragraph" style:parent-style-name="Standard">
      <style:paragraph-properties fo:line-height="150%"/>
      <style:text-properties officeooo:paragraph-rsid="000a646c"/>
    </style:style>
    <style:style style:name="P25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26" style:family="paragraph" style:parent-style-name="Standard">
      <style:text-properties loext:padding="0cm" loext:border="none"/>
    </style:style>
    <style:style style:name="P27" style:family="paragraph" style:parent-style-name="Standard">
      <style:text-properties fo:language="pt" fo:country="PT"/>
    </style:style>
    <style:style style:name="P28" style:family="paragraph" style:parent-style-name="Standard">
      <style:paragraph-properties fo:margin-left="0cm" fo:margin-right="0cm" fo:line-height="150%" fo:text-indent="0cm" style:auto-text-indent="false" fo:padding="0cm" fo:border="none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line-height="125%" fo:text-indent="0cm" style:auto-text-indent="false" fo:padding="0cm" fo:border="none"/>
    </style:style>
    <style:style style:name="P31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</style:style>
    <style:style style:name="P32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>
        <style:tab-stops>
          <style:tab-stop style:position="8.001cm" style:type="center"/>
          <style:tab-stop style:position="11.959cm"/>
        </style:tab-stops>
      </style:paragraph-properties>
    </style:style>
    <style:style style:name="P33" style:family="paragraph" style:parent-style-name="Standard">
      <style:paragraph-properties fo:margin-left="0cm" fo:margin-right="0cm" fo:line-height="125%" fo:text-indent="0cm" style:auto-text-indent="false" fo:padding="0cm" fo:border="none"/>
      <style:text-properties fo:color="#000000" fo:font-weight="bold" style:font-weight-asian="bold"/>
    </style:style>
    <style:style style:name="P34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36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/>
    </style:style>
    <style:style style:name="P38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1pt" style:font-size-asian="11pt" style:font-size-complex="11pt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/>
      <style:text-properties fo:color="#000000" fo:font-size="11pt" style:font-size-asian="11pt" style:font-size-complex="11pt"/>
    </style:style>
    <style:style style:name="P40" style:family="paragraph" style:parent-style-name="Standard">
      <style:paragraph-properties fo:margin-left="0cm" fo:margin-right="0cm" fo:line-height="150%" fo:text-indent="0cm" style:auto-text-indent="false" fo:padding="0cm" fo:border="none" style:snap-to-layout-grid="false"/>
      <style:text-properties fo:color="#000000" fo:font-size="11pt" officeooo:paragraph-rsid="00049866" style:font-size-asian="11pt" style:font-size-complex="11pt"/>
    </style:style>
    <style:style style:name="P41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1pt" officeooo:paragraph-rsid="000a646c" style:font-size-asian="11pt" style:font-size-complex="11pt"/>
    </style:style>
    <style:style style:name="P42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P44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font-weight="bold" style:font-weight-asian="bold"/>
    </style:style>
    <style:style style:name="P45" style:family="paragraph" style:parent-style-name="Standard">
      <style:paragraph-properties fo:margin-left="0cm" fo:margin-right="0cm" fo:line-height="100%" fo:text-indent="0cm" style:auto-text-indent="false" fo:padding="0cm" fo:border="none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font-variant="small-caps" fo:color="#000000"/>
    </style:style>
    <style:style style:name="P48" style:family="paragraph" style:parent-style-name="Standard">
      <style:paragraph-properties fo:margin-left="0cm" fo:margin-right="0cm" fo:line-height="150%" fo:text-indent="0cm" style:auto-text-indent="false" fo:padding="0cm" fo:border="none"/>
      <style:text-properties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49866" officeooo:paragraph-rsid="00049866" style:font-weight-asian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6" style:family="paragraph" style:parent-style-name="Standard">
      <style:paragraph-properties fo:margin-left="0cm" fo:margin-right="0cm" fo:line-height="100%" fo:text-indent="0cm" style:auto-text-indent="false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64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6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1" style:font-name-complex="Calibri1"/>
    </style:style>
    <style:style style:name="P6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67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49866" officeooo:paragraph-rsid="00049866"/>
    </style:style>
    <style:style style:name="P69" style:family="paragraph" style:parent-style-name="Standard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padding="0cm" fo:border="none" fo:keep-with-next="always">
        <style:tab-stops>
          <style:tab-stop style:position="1.251cm"/>
        </style:tab-stops>
      </style:paragraph-properties>
    </style:style>
    <style:style style:name="P70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71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 fo:padding="0cm" fo:border="none"/>
    </style:style>
    <style:style style:name="P72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 fo:padding="0cm" fo:border="none"/>
    </style:style>
    <style:style style:name="P73" style:family="paragraph" style:parent-style-name="Standard">
      <style:paragraph-properties fo:margin-left="8.043cm" fo:margin-right="0cm" fo:line-height="100%" fo:text-indent="0cm" style:auto-text-indent="false" fo:padding="0cm" fo:border="none"/>
    </style:style>
    <style:style style:name="P74" style:family="paragraph" style:parent-style-name="Standard">
      <style:paragraph-properties fo:margin-left="8.043cm" fo:margin-right="0cm" fo:line-height="100%" fo:text-align="end" style:justify-single-word="false" fo:text-indent="0cm" style:auto-text-indent="false" fo:padding="0cm" fo:border="none"/>
    </style:style>
    <style:style style:name="P75" style:family="paragraph" style:parent-style-name="Standard">
      <style:paragraph-properties fo:margin-left="8.043cm" fo:margin-right="0cm" fo:line-height="100%" fo:text-indent="0cm" style:auto-text-indent="false" fo:padding="0cm" fo:border="none"/>
      <style:text-properties fo:color="#000000"/>
    </style:style>
    <style:style style:name="P76" style:family="paragraph" style:parent-style-name="Standard">
      <style:paragraph-properties fo:margin-left="10.005cm" fo:margin-right="0cm" fo:line-height="100%" fo:text-align="end" style:justify-single-word="false" fo:text-indent="0cm" style:auto-text-indent="false"/>
    </style:style>
    <style:style style:name="P77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/>
    </style:style>
    <style:style style:name="P78" style:family="paragraph" style:parent-style-name="Standard">
      <style:paragraph-properties fo:margin-left="3.752cm" fo:margin-right="0cm" fo:line-height="150%" fo:text-align="justify" style:justify-single-word="false" fo:text-indent="0cm" style:auto-text-indent="false" fo:padding="0cm" fo:border="none"/>
      <style:text-properties fo:color="#000000" fo:font-size="14pt" fo:font-weight="bold" officeooo:paragraph-rsid="000691cd" style:font-size-asian="14pt" style:font-weight-asian="bold" style:font-size-complex="14pt"/>
    </style:style>
    <style:style style:name="P79" style:family="paragraph" style:parent-style-name="Standard">
      <style:paragraph-properties fo:margin-left="3.752cm" fo:margin-right="0cm" fo:line-height="150%" fo:text-align="justify" style:justify-single-word="false" fo:text-indent="0cm" style:auto-text-indent="false" fo:padding="0cm" fo:border="none"/>
      <style:text-properties officeooo:paragraph-rsid="000c9879"/>
    </style:style>
    <style:style style:name="P80" style:family="paragraph" style:parent-style-name="Standard">
      <style:paragraph-properties fo:line-height="150%" fo:padding="0cm" fo:border="none"/>
      <style:text-properties fo:color="#000000"/>
    </style:style>
    <style:style style:name="P81" style:family="paragraph" style:parent-style-name="Standard">
      <style:paragraph-properties fo:text-align="end" style:justify-single-word="false" fo:orphans="2" fo:widows="2" fo:padding="0cm" fo:border="none"/>
    </style:style>
    <style:style style:name="P82" style:family="paragraph" style:parent-style-name="Standard">
      <style:paragraph-properties fo:margin-left="0cm" fo:margin-right="0cm" fo:line-height="150%" fo:text-indent="0.249cm" style:auto-text-indent="false" fo:padding="0cm" fo:border="none"/>
      <style:text-properties fo:color="#000000"/>
    </style:style>
    <style:style style:name="P83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84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5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86" style:family="paragraph" style:parent-style-name="Standard">
      <style:paragraph-properties fo:margin-left="1.251cm" fo:margin-right="0cm" fo:text-indent="0cm" style:auto-text-indent="false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88" style:family="paragraph" style:parent-style-name="Standard">
      <style:paragraph-properties fo:margin-left="1.251cm" fo:margin-right="0cm" fo:line-height="150%" fo:text-indent="0cm" style:auto-text-indent="false"/>
    </style:style>
    <style:style style:name="P89" style:family="paragraph" style:parent-style-name="Standard">
      <style:paragraph-properties fo:margin-left="1.251cm" fo:margin-right="0cm" fo:text-indent="-1.251cm" style:auto-text-indent="false"/>
    </style:style>
    <style:style style:name="P90" style:family="paragraph" style:parent-style-name="Standard">
      <style:paragraph-properties fo:margin-left="1.251cm" fo:margin-right="0cm" fo:line-height="150%" fo:text-indent="-1.251cm" style:auto-text-indent="fals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officeooo:paragraph-rsid="0008ffa4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officeooo:paragraph-rsid="000a646c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fo:color="#000000" style:font-name="Arial" fo:font-size="14pt" fo:letter-spacing="normal" fo:font-weight="bold" fo:background-color="transparent" style:font-name-asian="Arial1" style:font-size-asian="14pt" style:font-weight-asian="bold" style:font-name-complex="Arial1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fo:color="#000000" style:font-name="Arial" fo:font-size="14pt" fo:letter-spacing="normal" fo:font-weight="bold" officeooo:paragraph-rsid="0008ffa4" fo:background-color="transparent" style:font-name-asian="Arial1" style:font-size-asian="14pt" style:font-weight-asian="bold" style:font-name-complex="Arial1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fo:language="pt" fo:country="PT" officeooo:paragraph-rsid="000a646c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officeooo:rsid="000c5b48" officeooo:paragraph-rsid="000c5b48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officeooo:rsid="000c5b48" officeooo:paragraph-rsid="000c9879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officeooo:rsid="000c9879" officeooo:paragraph-rsid="000c9879"/>
    </style:style>
    <style:style style:name="T1" style:family="text">
      <style:text-properties fo:font-variant="small-caps" fo:color="#000000" fo:font-weight="bold" style:font-weight-asian="bold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name-complex="Arial1" style:font-size-complex="12pt" style:font-weight-complex="bold" loext:padding="0cm" loext:border="0.26pt solid #e5e7eb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style:text-position="super 58%"/>
    </style:style>
    <style:style style:name="T9" style:family="text">
      <style:text-properties fo:color="#000000" style:text-position="super 58%" fo:font-size="8pt" style:font-size-asian="8pt" style:font-size-complex="8pt"/>
    </style:style>
    <style:style style:name="T10" style:family="text">
      <style:text-properties fo:color="#000000" fo:font-size="8pt" style:font-size-asian="8pt" style:font-size-complex="8pt" fo:background-color="#ffffff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000000" style:font-name="Times New Roman" style:font-name-asian="Times New Roman1" style:font-name-complex="Times New Roman1"/>
    </style:style>
    <style:style style:name="T15" style:family="text">
      <style:text-properties fo:color="#000000" style:font-name="Arial" fo:font-size="14pt" fo:font-weight="bold" style:font-size-asian="14pt" style:font-weight-asian="bold" style:font-name-complex="Arial1" style:font-size-complex="14pt"/>
    </style:style>
    <style:style style:name="T16" style:family="text">
      <style:text-properties fo:color="#000000" style:font-name="Arial" fo:font-size="14pt" fo:letter-spacing="normal" fo:font-weight="bold" fo:background-color="transparent" loext:char-shading-value="0" style:font-name-asian="Arial1" style:font-size-asian="14pt" style:font-weight-asian="bold" style:font-name-complex="Arial1"/>
    </style:style>
    <style:style style:name="T17" style:family="text">
      <style:text-properties fo:color="#000000" style:font-name="Arial" fo:font-size="14pt" fo:letter-spacing="normal" fo:language="pt" fo:country="PT" fo:font-weight="bold" fo:background-color="transparent" loext:char-shading-value="0" style:font-name-asian="Arial1" style:font-size-asian="14pt" style:font-weight-asian="bold" style:font-name-complex="Arial1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/>
    </style:style>
    <style:style style:name="T20" style:family="text">
      <style:text-properties style:text-position="super 58%"/>
    </style:style>
    <style:style style:name="T21" style:family="text">
      <style:text-properties fo:font-size="10.5pt" fo:letter-spacing="0.007cm" style:font-size-asian="10.5pt" style:font-size-complex="10.5pt"/>
    </style:style>
    <style:style style:name="T22" style:family="text">
      <style:text-properties fo:font-size="10pt" fo:font-style="italic" style:font-size-asian="10pt" style:font-style-asian="italic" style:font-size-complex="10pt"/>
    </style:style>
    <style:style style:name="T23" style:family="text">
      <style:text-properties fo:font-size="10pt" style:font-size-asian="10pt" style:font-size-complex="10pt" style:font-weight-complex="bold"/>
    </style:style>
    <style:style style:name="T24" style:family="text">
      <style:text-properties fo:font-size="10pt" fo:font-weight="bold" style:font-size-asian="10pt" style:font-weight-asian="bold" style:font-size-complex="10pt"/>
    </style:style>
    <style:style style:name="T25" style:family="text">
      <style:text-properties fo:letter-spacing="0.007cm"/>
    </style:style>
    <style:style style:name="T26" style:family="text">
      <style:text-properties fo:background-color="#ffffff" loext:char-shading-value="0"/>
    </style:style>
    <style:style style:name="T27" style:family="text">
      <style:text-properties fo:color="#366091" style:font-name="Calibri" fo:font-size="16pt" style:font-name-asian="Calibri1" style:font-size-asian="16pt" style:font-name-complex="Calibri1" style:font-size-complex="16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9pt" style:font-size-asian="19pt" style:font-size-complex="19pt"/>
    </style:style>
    <style:style style:name="T30" style:family="text">
      <style:text-properties style:font-weight-complex="bold"/>
    </style:style>
    <style:style style:name="T31" style:family="text">
      <style:text-properties style:font-name="Arial" style:font-name-complex="Arial1"/>
    </style:style>
    <style:style style:name="T32" style:family="text">
      <style:text-properties style:font-name="Arial" fo:letter-spacing="normal" fo:background-color="transparent" loext:char-shading-value="0" style:font-name-asian="Arial1" style:font-name-complex="Arial1"/>
    </style:style>
    <style:style style:name="T33" style:family="text">
      <style:text-properties fo:language="pt" fo:country="PT"/>
    </style:style>
    <style:style style:name="T34" style:family="text">
      <style:text-properties fo:language="pt" fo:country="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T1">COLÉGIO </text:span><text:span text:style-name="T2">ESTADUAL</text:span><text:span text:style-name="T1"> DE EDUCAÇÃO PROFISSIONAL</text:span></text:p>
      <text:p text:style-name="P1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3">CARMELO PERRONE C E PE EF M PROFIS</text:span></text:span></text:a></text:p>
      <text:p text:style-name="P32"><text:span text:style-name="T4">CURSO TÉCNICO EM INFORMÁTICA</text:span></text:p>
      <text:p text:style-name="P17"/>
      <text:p text:style-name="P17"/>
      <text:p text:style-name="P17"/>
      <text:p text:style-name="P68"><text:span text:style-name="T19">ALES MERILUS</text:span></text:p>
      <text:p text:style-name="P50"><text:span text:style-name="T19"/></text:p>
      <text:p text:style-name="P17"/>
      <text:p text:style-name="P17"/>
      <text:p text:style-name="P17"/>
      <text:p text:style-name="P17"/>
      <text:p text:style-name="P50"><text:span text:style-name="T19">NOME DO PROJETO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4"/>
      <text:p text:style-name="P34"/>
      <text:p text:style-name="P31"><text:span text:style-name="T7">CASCAVEL - PR</text:span></text:p>
      <text:p text:style-name="P31"><text:span text:style-name="T7">202</text:span><text:span text:style-name="T19">3</text:span></text:p>
      <text:p text:style-name="P44"/>
      <text:p text:style-name="P50"><text:soft-page-break/><text:span text:style-name="T19"/></text:p>
      <text:p text:style-name="P54"/>
      <text:p text:style-name="P54"/>
      <text:p text:style-name="P54">ALES MERILUS</text:p>
      <text:p text:style-name="P17"/>
      <text:p text:style-name="P17"/>
      <text:p text:style-name="P52"/>
      <text:p text:style-name="P50"><text:span text:style-name="T19">NOME DO PROJETO</text:span></text:p>
      <text:p text:style-name="P19"/>
      <text:p text:style-name="P16"/>
      <text:p text:style-name="P16"/>
      <text:p text:style-name="Standard"/>
      <text:p text:style-name="Standard"/>
      <text:p text:style-name="P73"><text:span text:style-name="T6">Projeto de Desenvolvimento de Software do Curso Técnico em Informática do Colégio Estadual de Educação Profissional Pedro Boaretto Neto – Cascavel, Paraná.</text:span></text:p>
      <text:p text:style-name="P75"/>
      <text:p text:style-name="P74"><text:bookmark text:name="_heading=h.gjdgxs"/><text:span text:style-name="T6">Orientadores: Profª Aparecida S.Ferreira</text:span><text:span text:style-name="T8"><text:note text:id="ftn1" text:note-class="footnote"><text:note-citation>1</text:note-citation><text:note-body><text:p text:style-name="P45"><text:span text:style-name="T10">Especialista em Educação Permanente: Saúde e educação</text:span><text:span text:style-name="T11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45"><text:span text:style-name="T9">2</text:span><text:span text:style-name="T11"> </text:span></text:p><text:p text:style-name="P45"/></text:note-body></text:note></text:span></text:p>
      <text:p text:style-name="P76">Prof<text:span text:style-name="T6">ª</text:span>. <text:span text:style-name="T21">ALESSANDRA M. UHL</text:span> <text:span text:style-name="T20">2</text:span></text:p>
      <text:p text:style-name="P21"><text:s text:c="5"/><text:tab/><text:tab/><text:tab/><text:tab/><text:tab/><text:tab/><text:tab/></text:p>
      <text:p text:style-name="Standard"/>
      <text:p text:style-name="P33"/>
      <text:p text:style-name="P31"><text:span text:style-name="T7">CASCAVEL - PR</text:span></text:p>
      <text:p text:style-name="P31"><text:span text:style-name="T7">2023</text:span></text:p>
      <text:p text:style-name="P34"/>
      <text:p text:style-name="P34"><text:soft-page-break/></text:p>
      <text:p text:style-name="P68"><text:span text:style-name="T19">ALES MERILUS </text:span></text:p>
      <text:p text:style-name="P17"/>
      <text:p text:style-name="P17"/>
      <text:p text:style-name="P52"/>
      <text:p text:style-name="P50"><text:span text:style-name="T19">NOME DO PROJETO</text:span></text:p>
      <text:p text:style-name="P18">OFINI</text:p>
      <text:p text:style-name="P47"/>
      <text:p text:style-name="P30"><text:span text:style-name="T6">Este Projeto de Conclusão de Curso foi julgado e aprovado pelo Curso Técnico em Informática do Colégio Estadual de Educação Profissional Pedro Boaretto Neto.</text:span></text:p>
      <text:p text:style-name="P37"/>
      <text:p text:style-name="P29"><text:span text:style-name="T6">Cascavel, Pr., xx de Xxxxx de 2023</text:span></text:p>
      <text:p text:style-name="P29"><text:span text:style-name="T7">COMISSÃO EXAMINADOR</text:span></text:p>
      <text:p text:style-name="P3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5"><text:span text:style-name="T6">______________________________</text:span></text:p>
            <text:p text:style-name="P57"><text:span text:style-name="T6">Profª. Aparecida da S. Ferreira</text:span><text:span text:style-name="T8">1</text:span></text:p>
            <text:p text:style-name="P46"><text:span text:style-name="T6">Especialista em Tecnologia da Informação</text:span></text:p>
            <text:p text:style-name="P77"><text:span text:style-name="T22">Faculdade de Ciências Sociais Aplicadas de Cascavel</text:span></text:p>
            <text:p text:style-name="P56"><text:s text:c="18"/>Orientadora</text:p>
            <text:p text:style-name="P59"/>
          </table:table-cell>
          <table:table-cell table:style-name="Tabela1.A1" office:value-type="string">
            <text:p text:style-name="P55"><text:span text:style-name="T6">______________________________</text:span></text:p>
            <text:p text:style-name="P57"><text:span text:style-name="T6">Profª <text:s/></text:span><text:span text:style-name="T25">ALESSANDRA MARIA UHL</text:span></text:p>
            <text:p text:style-name="P56"><text:s text:c="18"/>Banco de dados</text:p>
            <text:p text:style-name="P56"/>
          </table:table-cell>
        </table:table-row>
        <table:table-row table:style-name="Tabela1.1">
          <table:table-cell table:style-name="Tabela1.A1" office:value-type="string">
            <text:p text:style-name="P58"><text:span text:style-name="T6">______________________________</text:span></text:p>
            <text:p text:style-name="P60"/>
            <text:p text:style-name="P57"><text:span text:style-name="T6">Profª. Aparecida da S. Ferreira</text:span><text:span text:style-name="T8">1</text:span></text:p>
            <text:p text:style-name="P46"><text:span text:style-name="T6">Especialista em Tecnologia da Informação</text:span></text:p>
            <text:p text:style-name="P77"><text:span text:style-name="T22">Faculdade de Ciências Sociais Aplicadas de Cascavel</text:span></text:p>
            <text:p text:style-name="P56"><text:s text:c="17"/>WEB DESIGN</text:p>
            <text:p text:style-name="P61"/>
          </table:table-cell>
          <table:table-cell table:style-name="Tabela1.A1" office:value-type="string">
            <text:p text:style-name="P58"><text:span text:style-name="T6">______________________________</text:span></text:p>
            <text:p text:style-name="P60"/>
            <text:p text:style-name="P57"><text:span text:style-name="T6">Profª <text:s/></text:span><text:span text:style-name="T25">ELIANE MARIA DAL MOLIN CRISTO</text:span></text:p>
            <text:p text:style-name="P46"><text:span text:style-name="T6">Especialista em </text:span><text:span text:style-name="T26">Educação Especial: Atendimento às Necessidades Espe. - Faculdade Iguaçu-ESAP</text:span></text:p>
            <text:p text:style-name="P57"><text:span text:style-name="T6">Coordenadora de curso</text:span></text:p>
            <text:p text:style-name="P61"/>
          </table:table-cell>
        </table:table-row>
        <table:table-row table:style-name="Tabela1.3">
          <table:table-cell table:style-name="Tabela1.A1" office:value-type="string">
            <text:p text:style-name="P62"/>
          </table:table-cell>
          <table:table-cell table:style-name="Tabela1.A1" office:value-type="string">
            <text:p text:style-name="P62"/>
          </table:table-cell>
        </table:table-row>
      </table:table>
      <text:p text:style-name="P35"/>
      <text:p text:style-name="P35"/>
      <text:p text:style-name="P69"><text:soft-page-break/><text:span text:style-name="T27">Sumário</text:span></text:p>
      <text:p text:style-name="Contents_20_1"/>
      <text:p text:style-name="P22"/>
      <text:p text:style-name="Standard"/>
      <text:p text:style-name="P25"><text:tab/></text:p>
      <text:list xml:id="list550541687" text:style-name="WWNum2">
        <text:list-item>
          <text:h text:style-name="P3" text:outline-level="1"><text:bookmark-start text:name="_Toc119164362"/>INTRODUÇÃO<text:bookmark-end text:name="_Toc119164362"/></text:h>
        </text:list-item>
      </text:list>
      <text:p text:style-name="P23"><text:span text:style-name="T31">tipo uma loja online ou presencial que vende peças ou trocar peça, manutenções, transações particulares de automóveis usando a tecnologia, traz confiabilidade e conforto para os donos de veículos nesse cenário. Nesse quesito um dos principais objetivos do projeto é trazer informações atualizadas e confiáveis em uma possível venda particular do veículo, em uma situação em que o vendedor consegue prover informações precisas sobre o histórico e estado do carro e o comprador pode conferir a veracidade das informações, consequentemente tendo menores chances de cair em golpes e acabar no prejuízo por informações falsas. A aplicação foi desenvolvida em duas frentes, sendo elas uma e-commerce de peças e agendamento de manutenções. Meu site vai tem agenda, utilizado o Google Maps o uso de tecnologia torna o trabalho mais rápido e mais seguro e melhor nesse processo geralmente trabalhoso. o projeto de Consulta de Serviços Mecânicos. </text:span></text:p>
      <text:p text:style-name="Standard"/>
      <text:list xml:id="list90817082516741" text:continue-numbering="true" text:style-name="WWNum2">
        <text:list-item>
          <text:list>
            <text:list-item>
              <text:h text:style-name="P8" text:outline-level="2"><text:bookmark-start text:name="_Toc119164363"/>Apresentação do Problema<text:bookmark-end text:name="_Toc119164363"/></text:h>
            </text:list-item>
          </text:list>
        </text:list-item>
      </text:list>
      <text:p text:style-name="P23"><text:span text:style-name="T31">comum a falta de confiança do comprador diante de cenários de aquisição que não oferecem confiabilidade, por exemplo a compra de um usado em uma plataforma web ou em sites que alegam ser especializados em venda de semi-novos/usados. Visando o cenário e os problemas supracitados, será desenvolvido um sistema para integração de informações de veículos, onde será possível ter o controle do histórico de manutenção do veículo além do agendamento de serviços e manutenções diversos com oficinas parceiras. Esse modelo de sistema irá incentivar através dos resultados obtidos com a tecnologia a confiança de aquisição e venda de carros, para que haja maior rotatividade de carros de acordo com a oferta e demanda.</text:span></text:p>
      <text:h text:style-name="P2" text:outline-level="1"><text:bookmark-start text:name="_Toc119164364"/>2<text:tab/>OBJETIVOS<text:bookmark-end text:name="_Toc119164364"/></text:h>
      <text:p text:style-name="P22">.</text:p>
      <text:p text:style-name="P22"/>
      <text:p text:style-name="P40"><text:span text:style-name="T31">Criar um site de agendamento de manutenção de carros e vendas de peças.</text:span></text:p>
      <text:p text:style-name="P41"><text:span text:style-name="T31">• Desenvolver uma plataforma mobile para clientes, onde será possível agendar serviços • </text:span></text:p>
      <text:p text:style-name="P24"><text:span text:style-name="T31">• Desenvolver uma plataforma web para a oficina, onde será possível gerenciar as ordens de serviço. </text:span></text:p>
      <text:p text:style-name="P41"><text:span text:style-name="T31">• Desenvolver uma plataforma web para administração do sistema, onde será possível validar as informações cadastrais das oficinas, veículos e usuários.</text:span></text:p>
      <text:h text:style-name="P2" text:outline-level="1"><text:bookmark-start text:name="_Toc119164365"/>3<text:tab/>METODOLOGIA<text:bookmark-end text:name="_Toc119164365"/></text:h>
      <text:p text:style-name="P28"><text:span text:style-name="T12"><text:tab/></text:span></text:p>
      <text:p text:style-name="P23"><text:span text:style-name="T31">Este estudo caracteriza-se como uma pesquisa qualitativa exploratória e descritiva. Exploratória por conter questões e hipóteses para estudos futuros. Descritiva porque descreve fatos e fenômenos da realidade. </text:span></text:p>
      <text:p text:style-name="P78"><text:span text:style-name="T31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Este estudo caracteriza-se como uma pesquisa qualitativa exploratória e descritiva. Exploratória por conter questões e hipóteses para estudos futuros. Descritiva porque descreve fatos e fenômenos da realidade. </text:span></text:p>
      <text:p text:style-name="P79"><text:span text:style-name="T15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 do f</text:span><text:span text:style-name="T31">JavaScript</text:span><text:span text:style-name="T15">enômeno e estabelece as relações entre </text:span><text:soft-page-break/><text:span text:style-name="T15">as </text:span></text:p>
      <text:h text:style-name="P2" text:outline-level="1"><text:bookmark-start text:name="_Toc119164366"/>4 <text:tab/>REFERENCIAL TEÓRICO<text:bookmark-end text:name="_Toc119164366"/></text:h>
      <text:p text:style-name="P28"><text:span text:style-name="T5"><text:tab/></text:span></text:p>
      <text:p text:style-name="P42"/>
      <text:p text:style-name="P42"/>
      <text:p text:style-name="P91"><text:span text:style-name="T16">MySQL é um sistema open-source de gerenciamento de base de dados relacional. Para sites WordPress, isso quer dizer que ele ajuda a armazenar todas suas publicações, usuários, informações de plugins, etc.</text:span></text:p>
      <text:p text:style-name="P94"/>
      <text:p text:style-name="P91"><text:span text:style-name="T16">CSS é a sigla para Cascading Style Sheets, ou seja, Folhas de Estilo em Cascatas</text:span></text:p>
      <text:p text:style-name="P91"><text:span text:style-name="T16"/></text:p>
      <text:p text:style-name="P92"><text:span text:style-name="T16">O que é um sistema de informação?</text:span></text:p>
      <text:p text:style-name="P91"><text:span text:style-name="T16"/></text:p>
      <text:p text:style-name="P95"><text:span text:style-name="T16">Via de regra, o conceito de Sistema de Informação é aplicável a todo mecanismo projetado com a finalidade de coletar, processar, armazenar e transmitir informações, de maneira a facilitar o acesso de usuários interessados, solucionando problemas e atendendo suas necessidades</text:span></text:p>
      <text:p text:style-name="P91"><text:span text:style-name="T16"><text:s text:c="4"/></text:span></text:p>
      <text:p text:style-name="P91"><text:span text:style-name="T16"/></text:p>
      <text:p text:style-name="P92"><text:span text:style-name="T16">O que é um front-end?</text:span></text:p>
      <text:p text:style-name="P91"><text:span text:style-name="T16"/></text:p>
      <text:p text:style-name="P92"><text:span text:style-name="T17">O que é Front End? Podemos classificar como a parte visual de um site, aquilo que conseguimos interagir. Quem trabalha com Front End é responsável por desenvolver por meio do código uma interface gráfica e, normalmente, com as tecnologias base da Web: HTML, CSS e JavaScript.</text:span><text:span text:style-name="T16">17 de</text:span></text:p>
      <text:p text:style-name="P92"><text:span text:style-name="T16"/></text:p>
      <text:p text:style-name="P96"><text:span text:style-name="T16">as línguagem eu uso no meu site e :</text:span></text:p>
      <text:p text:style-name="P96"><text:span text:style-name="T16">css </text:span></text:p>
      <text:p text:style-name="P96"><text:span text:style-name="T16">PHP</text:span></text:p>
      <text:p text:style-name="P97"><text:span text:style-name="T16">MySQL </text:span></text:p>
      <text:p text:style-name="P98"><text:span text:style-name="T16">JavaScript</text:span></text:p>
      <text:h text:style-name="P2" text:outline-level="1"><text:bookmark-start text:name="_Toc119164367"/>5 DOCUMENTAÇÃO <text:span text:style-name="T29">do projeto</text:span><text:bookmark-end text:name="_Toc119164367"/></text:h>
      <text:p text:style-name="P63"/>
      <text:p text:style-name="P63"/>
      <text:h text:style-name="P11" text:outline-level="2"><text:bookmark-start text:name="_Toc119164368"/>5.1 Requisitos<text:bookmark-end text:name="_Toc119164368"/> </text:h>
      <text:p text:style-name="P64"><text:tab/></text:p>
      <text:p text:style-name="P64"/>
      <text:h text:style-name="P11" text:outline-level="2"><text:bookmark-start text:name="_Toc119164369"/>5.1.1 Requisitos funcionais<text:bookmark-end text:name="_Toc119164369"/></text:h>
      <text:p text:style-name="P64"><text:tab/></text:p>
      <text:h text:style-name="P14" text:outline-level="3"><text:bookmark-start text:name="_Toc119164370"/><text:span text:style-name="T19">5.1.2 Requisitos não funcionais</text:span><text:bookmark-end text:name="_Toc119164370"/><text:span text:style-name="T19"> </text:span></text:h>
      <text:p text:style-name="P64"><text:tab/></text:p>
      <text:p text:style-name="P65"/>
      <text:p text:style-name="P48"/>
      <text:p text:style-name="P28"><text:span text:style-name="T23">Fonte: O autor, 2022</text:span></text:p>
      <text:p text:style-name="P4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710671809" text:style-name="WWNum3">
        <text:list-item>
          <text:list>
            <text:list-item>
              <text:h text:style-name="P12" text:outline-level="2"><text:s/><text:bookmark-start text:name="_Toc119164371"/>Diagrama de Contexto<text:bookmark-end text:name="_Toc119164371"/></text:h>
            </text:list-item>
          </text:list>
        </text:list-item>
      </text:list>
      <text:p text:style-name="P80"/>
      <text:p text:style-name="P82"/>
      <text:p text:style-name="P49"><text:span text:style-name="T24">Fonte: O autor, 2022</text:span></text:p>
      <text:p text:style-name="Standard"/>
      <text:p text:style-name="P49"/>
      <text:p text:style-name="P49"/>
      <text:list xml:id="list90816673708959" text:continue-numbering="true" text:style-name="WWNum3">
        <text:list-item>
          <text:list>
            <text:list-item>
              <text:h text:style-name="P6" text:outline-level="2"><text:bookmark-start text:name="_Toc119164372"/>Diagrama de Fluxo de dados<text:bookmark-end text:name="_Toc119164372"/></text:h>
            </text:list-item>
          </text:list>
        </text:list-item>
      </text:list>
      <text:p text:style-name="P49"/>
      <text:p text:style-name="Standard"><text:soft-page-break/><text:s text:c="5"/><text:span text:style-name="T24">Fonte: O autor, 202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0817306537713" text:continue-numbering="true" text:style-name="WWNum3">
        <text:list-item>
          <text:list>
            <text:list-item>
              <text:h text:style-name="P9" text:outline-level="2"><text:bookmark-start text:name="_Toc119164373"/>Diagrama de Entidade e relacionamento<text:bookmark-end text:name="_Toc119164373"/></text:h>
            </text:list-item>
          </text:list>
        </text:list-item>
      </text:list>
      <text:p text:style-name="P49"/>
      <text:p text:style-name="P49"><text:s/><text:span text:style-name="T24">Fonte: O autor, 2022</text:span></text:p>
      <text:p text:style-name="P66"/>
      <text:p text:style-name="P66"/>
      <text:p text:style-name="P66"/>
      <text:list xml:id="list90818145823481" text:continue-numbering="true" text:style-name="WWNum3">
        <text:list-item>
          <text:list>
            <text:list-item>
              <text:h text:style-name="P9" text:outline-level="2"><text:bookmark-start text:name="_Toc119164374"/>Dicionário de Dados<text:bookmark-end text:name="_Toc119164374"/></text:h>
            </text:list-item>
          </text:list>
        </text:list-item>
      </text:list>
      <text:p text:style-name="P70"/>
      <text:p text:style-name="P49"><text:span text:style-name="T24">Fonte: O autor, 2022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4053329267" text:style-name="WWNum4">
        <text:list-item>
          <text:list>
            <text:list-item>
              <text:h text:style-name="P7" text:outline-level="2"><text:bookmark-start text:name="_Toc119164375"/><text:soft-page-break/>Diagrama de Caso de Uso<text:bookmark-end text:name="_Toc119164375"/></text:h>
            </text:list-item>
          </text:list>
        </text:list-item>
      </text:list>
      <text:p text:style-name="P83"><text:bookmark text:name="_heading=h.44sinio"/><text:span text:style-name="T24">Fonte: O autor, 2022</text:span></text:p>
      <text:p text:style-name="P84"/>
      <text:p text:style-name="P84"/>
      <text:p text:style-name="P84"/>
      <text:p text:style-name="P83">DIAGRAMA 02</text:p>
      <text:p text:style-name="P67"/>
      <text:p text:style-name="Standard"><text:span text:style-name="T24">Fonte: O autor, 2022</text:span></text:p>
      <text:list xml:id="list90817939403240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76"/>Cadastrar<text:bookmark-end text:name="_Toc119164376"/></text:h>
                </text:list-item>
              </text:list>
            </text:list-item>
          </text:list>
        </text:list-item>
      </text:list>
      <text:p text:style-name="P51"/>
      <text:list xml:id="list90818204686951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77"/><text:bookmark text:name="_heading=h.vsohz8hitavy"/>Logar<text:bookmark-end text:name="_Toc119164377"/></text:h>
                </text:list-item>
              </text:list>
            </text:list-item>
          </text:list>
        </text:list-item>
      </text:list>
      <text:p text:style-name="P53"/>
      <text:list xml:id="list90818061354783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78"/><text:bookmark text:name="_heading=h.w4pjqu5od5l"/>Cadastro de funcionário/profissional<text:bookmark-end text:name="_Toc119164378"/></text:h>
                </text:list-item>
              </text:list>
            </text:list-item>
          </text:list>
        </text:list-item>
      </text:list>
      <text:p text:style-name="P67"/>
      <text:p text:style-name="P67"/>
      <text:list xml:id="list90816521595439" text:continue-numbering="true" text:style-name="WWNum4">
        <text:list-item>
          <text:list>
            <text:list-item>
              <text:list>
                <text:list-item>
                  <text:h text:style-name="P15" text:outline-level="3"><text:bookmark-start text:name="_Toc119164379"/><text:bookmark text:name="_heading=h.iimt9dgudcin"/>Consultar profissionais<text:bookmark-end text:name="_Toc119164379"/> </text:h>
                </text:list-item>
              </text:list>
            </text:list-item>
          </text:list>
        </text:list-item>
      </text:list>
      <text:p text:style-name="P85"/>
      <text:p text:style-name="P49"/>
      <text:list xml:id="list90818068787516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80"/><text:bookmark text:name="_heading=h.hyvwenoixavx"/>Agendamento<text:bookmark-end text:name="_Toc119164380"/></text:h>
                </text:list-item>
              </text:list>
            </text:list-item>
          </text:list>
        </text:list-item>
      </text:list>
      <text:p text:style-name="P67"/>
      <text:p text:style-name="P49"/>
      <text:p text:style-name="P49"/>
      <text:list xml:id="list90816874688779" text:continue-numbering="true" text:style-name="WWNum4">
        <text:list-item>
          <text:list>
            <text:list-item>
              <text:h text:style-name="P10" text:outline-level="2"><text:bookmark-start text:name="_Toc119164381"/><text:soft-page-break/>Diagrama de Classe<text:bookmark-end text:name="_Toc119164381"/></text:h>
            </text:list-item>
          </text:list>
        </text:list-item>
      </text:list>
      <text:p text:style-name="P49"><text:span text:style-name="T24">Fonte: O autor, 2022</text:span></text:p>
      <text:list xml:id="list90818130663612" text:continue-numbering="true" text:style-name="WWNum4">
        <text:list-item>
          <text:list>
            <text:list-item>
              <text:h text:style-name="P10" text:outline-level="2"><text:bookmark-start text:name="_Toc119164382"/>Diagrama de Sequência<text:bookmark-end text:name="_Toc119164382"/> </text:h>
            </text:list-item>
          </text:list>
        </text:list-item>
      </text:list>
      <text:p text:style-name="P86"/>
      <text:p text:style-name="P89"/>
      <text:p text:style-name="P87"/>
      <text:p text:style-name="P49"><text:span text:style-name="T24">Fonte: O autor, 2022</text:span></text:p>
      <text:p text:style-name="P49"/>
      <text:p text:style-name="P49"/>
      <text:list xml:id="list90817731585299" text:continue-numbering="true" text:style-name="WWNum4">
        <text:list-item>
          <text:list>
            <text:list-item>
              <text:h text:style-name="P10" text:outline-level="2"><text:bookmark-start text:name="_Toc119164383"/>Diagrama de Atividade<text:bookmark-end text:name="_Toc119164383"/></text:h>
            </text:list-item>
          </text:list>
        </text:list-item>
      </text:list>
      <text:p text:style-name="P90"/>
      <text:p text:style-name="P49"><text:span text:style-name="T24">Fonte: O autor, 2022</text:span></text:p>
      <text:list xml:id="list90818318245286" text:continue-numbering="true" text:style-name="WWNum4">
        <text:list-item>
          <text:h text:style-name="P5" text:outline-level="1"><text:bookmark-start text:name="_Toc119164384"/>Telas<text:bookmark-end text:name="_Toc119164384"/> </text:h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90816797378759" text:continue-numbering="true" text:style-name="WWNum4">
        <text:list-item>
          <text:h text:style-name="P4" text:outline-level="1"><text:s/><text:bookmark-start text:name="_Toc119164385"/>Conclusão<text:bookmark-end text:name="_Toc119164385"/></text:h>
        </text:list-item>
      </text:list>
      <text:p text:style-name="P88"><text:bookmark text:name="_heading=h.qsh70q"/></text:p>
      <text:p text:style-name="P86"/>
      <text:list xml:id="list90817477034682" text:continue-numbering="true" text:style-name="WWNum4">
        <text:list-item>
          <text:h text:style-name="P5" text:outline-level="1"><text:bookmark-start text:name="_Toc119164386"/>REFERÊNCIAS<text:bookmark-end text:name="_Toc119164386"/></text:h>
        </text:list-item>
      </text:list>
      <text:p text:style-name="P39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2pt" style:language-asian="pt" style:country-asian="BR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false" style:font-name-asian="Arial1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 fo:hyphenate="false" fo:hyphenation-remain-char-count="2" fo:hyphenation-push-char-count="2" loext:hyphenation-no-caps="false"/>
    </style:style>
    <style:style style:name="Agradecimento_2f_dedicatória_2f_epígrafe" style:display-name="Agradecimento/dedicatória/epígrafe" style:family="paragraph" style:parent-style-name="Standard" style:default-outline-level="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language-asian="zh" style:country-asian="C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F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/>
    </style:style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F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 fo:padding="0cm" fo:border="none"/>
    </style:style>
    <style:style style:name="MP2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style style:name="MT1" style:family="text">
      <style:text-properties fo:color="#000000"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23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.93cm" fo:margin-left="0cm" fo:margin-right="0cm" fo:margin-top="2.8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7</text:page-number></text:span></text:p>
        <text:p text:style-name="MP2"/>
      </style:header>
      <style:footer>
        <text:p text:style-name="MP3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</meta:initial-creator>
    <meta:editing-cycles>7</meta:editing-cycles>
    <meta:creation-date>2023-02-12T13:48:00</meta:creation-date>
    <dc:date>2023-05-12T09:08:16.337558470</dc:date>
    <meta:editing-duration>PT32M18S</meta:editing-duration>
    <meta:generator>LibreOffice/6.4.7.2$Linux_X86_64 LibreOffice_project/40$Build-2</meta:generator>
    <meta:document-statistic meta:table-count="1" meta:image-count="0" meta:object-count="0" meta:page-count="17" meta:paragraph-count="106" meta:word-count="1000" meta:character-count="6707" meta:non-whitespace-character-count="5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